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5">
            <text:p>K-6585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920.0">
            <text:p>9920.0</text:p>
          </table:table-cell>
          <table:table-cell office:value-type="float" office:value="105.0">
            <text:p>10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7">
            <text:p>AAR-2057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9530.0">
            <text:p>9530.0</text:p>
          </table:table-cell>
          <table:table-cell office:value-type="float" office:value="260.0">
            <text:p>26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4">
            <text:p>-3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4">
            <text:p>K-6584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660.0">
            <text:p>96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3">
            <text:p>AAR-1923</text:p>
          </table:table-cell>
          <table:table-cell office:value-type="float" office:value="54.91">
            <text:p>54.91</text:p>
          </table:table-cell>
          <table:table-cell office:value-type="float" office:value="13.05">
            <text:p>13.05</text:p>
          </table:table-cell>
          <table:table-cell office:value-type="float" office:value="9360.0">
            <text:p>9360.0</text:p>
          </table:table-cell>
          <table:table-cell office:value-type="float" office:value="90.0">
            <text:p>9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4.3">
            <text:p>-4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3">
            <text:p>K-6343</text:p>
          </table:table-cell>
          <table:table-cell office:value-type="float" office:value="54.66">
            <text:p>54.66</text:p>
          </table:table-cell>
          <table:table-cell office:value-type="float" office:value="12.58">
            <text:p>12.58</text:p>
          </table:table-cell>
          <table:table-cell office:value-type="float" office:value="9660.0">
            <text:p>9660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4">
            <text:p>-2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555">
            <text:p>AAR-1555</text:p>
          </table:table-cell>
          <table:table-cell office:value-type="float" office:value="54.65">
            <text:p>54.65</text:p>
          </table:table-cell>
          <table:table-cell office:value-type="float" office:value="12.91">
            <text:p>12.91</text:p>
          </table:table-cell>
          <table:table-cell office:value-type="float" office:value="6265.0">
            <text:p>6265.0</text:p>
          </table:table-cell>
          <table:table-cell office:value-type="float" office:value="65.0">
            <text:p>6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2">
            <text:p>K-6342</text:p>
          </table:table-cell>
          <table:table-cell office:value-type="float" office:value="54.73">
            <text:p>54.73</text:p>
          </table:table-cell>
          <table:table-cell office:value-type="float" office:value="12.94">
            <text:p>12.94</text:p>
          </table:table-cell>
          <table:table-cell office:value-type="float" office:value="9150.0">
            <text:p>9150.0</text:p>
          </table:table-cell>
          <table:table-cell office:value-type="float" office:value="135.0">
            <text:p>13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2">
            <text:p>K-6592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220.0">
            <text:p>922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6">
            <text:p>K-6586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560.0">
            <text:p>956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2">
            <text:p>AAR-1922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9620.0">
            <text:p>9620.0</text:p>
          </table:table-cell>
          <table:table-cell office:value-type="float" office:value="100.0">
            <text:p>10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9.7">
            <text:p>-3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1">
            <text:p>K-6591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150.0">
            <text:p>915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8">
            <text:p>K-6588</text:p>
          </table:table-cell>
          <table:table-cell office:value-type="float" office:value="54.65">
            <text:p>54.65</text:p>
          </table:table-cell>
          <table:table-cell office:value-type="float" office:value="12.95">
            <text:p>12.95</text:p>
          </table:table-cell>
          <table:table-cell office:value-type="float" office:value="5720.0">
            <text:p>5720.0</text:p>
          </table:table-cell>
          <table:table-cell office:value-type="float" office:value="110.0">
            <text:p>11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3040">
            <text:p>AAR-3040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180.0">
            <text:p>12180.0</text:p>
          </table:table-cell>
          <table:table-cell office:value-type="float" office:value="100.0">
            <text:p>10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9">
            <text:p>AAR-2649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610.0">
            <text:p>8610.0</text:p>
          </table:table-cell>
          <table:table-cell office:value-type="float" office:value="90.0">
            <text:p>90.0</text:p>
          </table:table-cell>
          <table:table-cell office:value-type="string" office:value="Drepanocladus sp. remains">
            <text:p>Drepanocladus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0">
            <text:p>-2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8">
            <text:p>AAR-2648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970.0">
            <text:p>8970.0</text:p>
          </table:table-cell>
          <table:table-cell office:value-type="float" office:value="110.0">
            <text:p>11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8">
            <text:p>-21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7">
            <text:p>AAR-2647</text:p>
          </table:table-cell>
          <table:table-cell office:value-type="float" office:value="54.82">
            <text:p>54.82</text:p>
          </table:table-cell>
          <table:table-cell office:value-type="float" office:value="12.52">
            <text:p>12.52</text:p>
          </table:table-cell>
          <table:table-cell office:value-type="float" office:value="7090.0">
            <text:p>709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6">
            <text:p>AAR-2646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7520.0">
            <text:p>7520.0</text:p>
          </table:table-cell>
          <table:table-cell office:value-type="float" office:value="65.0">
            <text:p>6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5">
            <text:p>AAR-2645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6940.0">
            <text:p>6940.0</text:p>
          </table:table-cell>
          <table:table-cell office:value-type="float" office:value="70.0">
            <text:p>70.0</text:p>
          </table:table-cell>
          <table:table-cell office:value-type="string" office:value="Mytilus edulis  shell">
            <text:p>Mytilus edulis 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4">
            <text:p>AAR-2644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10.0">
            <text:p>9310.0</text:p>
          </table:table-cell>
          <table:table-cell office:value-type="float" office:value="80.0">
            <text:p>8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9">
            <text:p>-2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3">
            <text:p>AAR-2643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6650.0">
            <text:p>665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7">
            <text:p>K-6587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8850.0">
            <text:p>885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1">
            <text:p>AAR-2641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040.0">
            <text:p>1004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0">
            <text:p>AAR-2640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200.0">
            <text:p>1020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2">
            <text:p>-2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9">
            <text:p>AAR-2639</text:p>
          </table:table-cell>
          <table:table-cell office:value-type="float" office:value="54.89">
            <text:p>54.89</text:p>
          </table:table-cell>
          <table:table-cell office:value-type="float" office:value="12.77">
            <text:p>12.77</text:p>
          </table:table-cell>
          <table:table-cell office:value-type="float" office:value="9810.0">
            <text:p>9810.0</text:p>
          </table:table-cell>
          <table:table-cell office:value-type="float" office:value="75.0">
            <text:p>75.0</text:p>
          </table:table-cell>
          <table:table-cell office:value-type="string" office:value="Menyanthes trifoliata  Scirpus sp. and Pinus sylvestris remains">
            <text:p>Menyanthes trifoliata  Scirpus sp. and 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7">
            <text:p>AAR-2637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700.0">
            <text:p>12700.0</text:p>
          </table:table-cell>
          <table:table-cell office:value-type="float" office:value="110.0">
            <text:p>110.0</text:p>
          </table:table-cell>
          <table:table-cell office:value-type="string" office:value="Betula nana and Salix herbacea remains">
            <text:p>Betula nana and Salix herbace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7">
            <text:p>-2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9">
            <text:p>K-6589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40.0">
            <text:p>93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0">
            <text:p>K-6590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600.0">
            <text:p>960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9">
            <text:p>AAR-2059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10540.0">
            <text:p>10540.0</text:p>
          </table:table-cell>
          <table:table-cell office:value-type="float" office:value="120.0">
            <text:p>12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7">
            <text:p>-3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2">
            <text:p>AAR-2642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10160.0">
            <text:p>10160.0</text:p>
          </table:table-cell>
          <table:table-cell office:value-type="float" office:value="75.0">
            <text:p>75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375">
            <text:p>AAR-2375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2810.0">
            <text:p>2810.0</text:p>
          </table:table-cell>
          <table:table-cell office:value-type="float" office:value="80.0">
            <text:p>80.0</text:p>
          </table:table-cell>
          <table:table-cell office:value-type="string" office:value="Astarte elliptica shell">
            <text:p>Astarte ellip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6.6">
            <text:p>-3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